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3"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4" style:family="paragraph" style:parent-style-name="Standard" style:master-page-name="Standard">
      <style:paragraph-properties fo:line-height="115%" fo:text-align="justify" style:justify-single-word="false" style:page-number="auto" fo:break-before="auto" fo:break-after="auto" style:writing-mode="lr-tb"/>
    </style:style>
    <style:style style:name="P5" style:family="paragraph">
      <style:paragraph-properties fo:margin-left="0cm" fo:margin-right="0cm" fo:margin-top="0cm" fo:margin-bottom="0cm" fo:line-height="100%" fo:text-align="start" fo:text-indent="0cm" style:writing-mode="lr-tb"/>
    </style:style>
    <style:style style:name="T1"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 ileż mąk, ileż cierpienia. Barbarzyńscy muzułmanie wtargnęli siłą do redakcji kaganka cywilizowanej, galijskiej satyry, bestialsko mordując czterech Oświeconych. O, jakże to bezprawne i skandaliczne. A wszystko dlatego, że redakcja Charlie Hebdo śmiała zażartować z proroka islamu, jednej z najświętszych osób dla około miliarda ludzi na świecie, a także dla sporej części obywateli francuskich. Jakie to barbarzyńskie nie pozwalać, żeby rzeczy święte zostały sprofanowane i narażone na bluźnierstwo. </text:p>
      <text:p text:style-name="P1"/>
      <text:p text:style-name="P2">Proszę zauważyć – w pewnym sensie strona radykalnie islamska i strona redaktorska wyrównały rachunki – jedni przeprowadzili zamach na świętą wolność słowa, drudzy zaś na świętą osobę. Fakt, w redakcji Charlie Hebdo wydarzyła się tragedia ludzka i tego nikt nie zmieni, ale czy nie była ona sprowokowana? Dziecko, jeśli włoży rękę do pyska kucyka, zostanie najprawdopodobniej ugryzione i popamięta, żeby już tego nie robić. To samo jest i tutaj – drażnienie kogokolwiek zazwyczaj kończy się wybuchem złości drażnionego i zemstą, tym bardziej potęgowaną, im dłużej i częściej była ona dręczona. Proszę zrozumieć – nie mam na celu jakoś usprawiedliwiać incydentu w redakcji Charlie Hebdo, tylko zwrócić uwagę na pewne rzeczy. Redakcja<office:annotation><dc:date>0000-00-00T00:00:00</dc:date><text:p text:style-name="P5"><text:span text:style-name="T1">Nie żeby coś, ale na liście ofiar znajdują się osoby z pismem niezwiązane, na przykład policjanci.</text:span></text:p></office:annotation><office:annotation><dc:date>0000-00-00T00:00:00</dc:date><text:p text:style-name="P5"><text:span text:style-name="T1">Masz rację, zbyt ogólnie.</text:span></text:p></office:annotation> nie była do końca bez winy, zwłaszcza że wiadomo, jak postępują niektóre fundamentalistyczne grupy wyznaniowe. Przecież to nie był napad wielkiego złego wilka na bezbronne owieczki, tylko całkiem nieźle sprowokowany odwet niedźwiedzia, którego zając raz po raz kopał w tyłek, „bo ma takie prawo”. Fakt, było to bestialskie i nigdy nie powinno mieć miejsca, ale na litość boską, niech nikt mi nie mówi, że redaktorzy (którzy swoją drogą potrafią stworzyć całkiem bluźniercze rysunki godzące w chrześcijan „dla humoru”) są niewinni! Jeśli ktoś ma jakieś zastrzeżenia co do tej kwestii, jestem gotów polemizować i dyskutować oraz wytłumaczyć wątpliwości.</text:p>
      <text:p text:style-name="P2"/>
      <text:p text:style-name="P3">Żeby nie było tak jednostronnie i żebym nie wyszedł na drugiego gościa z <office:annotation><dc:date>0000-00-00T00:00:00</dc:date><text:p text:style-name="P5"><text:span text:style-name="T1">Błąd, czy celowe?</text:span></text:p></office:annotation><office:annotation><dc:date>0000-00-00T00:00:00</dc:date><text:p text:style-name="P5"><text:span text:style-name="T1">celowe</text:span></text:p></office:annotation>Boston Meseciusets (swoją drogą – nie, nie zerżnąłem od niego tytułu jednego z najświeższych filmików), to zapytam – a kto dał prawo zabijać innych ludzi? Fakt, redakcja miała dużo grzeszków na swoim koncie, ale to nie daje nikomu prawa, żeby znienacka siać terror. Nie mam pojęcia, na co liczyli tamci goście z karabinami, ale wiem, co zrobili i co wywołali. Nie sądzę także, by im o to chodziło. Chociaż kto ich tam wie… Może mieli rzeczywiście na myśli, żeby zjednoczyć Francuzów, spowodować falę solidarności w Europie i na świecie oraz dostarczyć przysłowiowego klina do zabicia dla zwolenników i popierających islam… Welp, trochę krecia robota.</text:p>
      <text:p text:style-name="P3"/>
      <text:p text:style-name="P3">Szkoda mi tylko tych Allahowi ducha winnych muzułmanów, którzy chcą stać się normalnymi obywatelami niewyróżniającymi się z tłumu. Dzięki ostatnim wydarzeniom najprawdopodobniej po raz kolejny będą mieli podwyższoną poprzeczkę, zaś piętno ekstremizmu jeszcze przez długi czas będzie znaczyć zupełnie normalnych mahomet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2-02T22:15:02.920000000</dc:date>
    <meta:editing-duration>PT42S</meta:editing-duration>
    <meta:document-statistic meta:table-count="0" meta:image-count="0" meta:object-count="0" meta:page-count="1" meta:paragraph-count="4" meta:word-count="428" meta:character-count="2933" meta:non-whitespace-character-count="2502"/>
  </office:meta>
</office:document-meta>
</file>